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63B0000335E00003505A115685A.svg" manifest:media-type="image/svg+xml"/>
  <manifest:file-entry manifest:full-path="Pictures/10000001000001C10000020169F66BF6.png" manifest:media-type="image/png"/>
  <manifest:file-entry manifest:full-path="Pictures/1000000100000181000002012A1E3071.png" manifest:media-type="image/png"/>
  <manifest:file-entry manifest:full-path="Pictures/100001CB000027CA0000350509321FAF.svg" manifest:media-type="image/svg+xml"/>
  <manifest:file-entry manifest:full-path="Pictures/10000001000001F100000201CABC9254.png" manifest:media-type="image/png"/>
  <manifest:file-entry manifest:full-path="Pictures/100002CB00002E68000035053320CA96.svg" manifest:media-type="image/svg+xml"/>
  <manifest:file-entry manifest:full-path="Pictures/1000000100000201000002019FBE7EA8.png" manifest:media-type="image/png"/>
  <manifest:file-entry manifest:full-path="Pictures/100004F500003505000035059BB8D876.svg" manifest:media-type="image/svg+xml"/>
  <manifest:file-entry manifest:full-path="Pictures/1000022600003505000035055587B4D9.svg" manifest:media-type="image/svg+xml"/>
  <manifest:file-entry manifest:full-path="Pictures/10000001000001C10000020125BA06C1.png" manifest:media-type="image/png"/>
  <manifest:file-entry manifest:full-path="Pictures/100000010000020100000201E36D4190.png" manifest:media-type="image/png"/>
  <manifest:file-entry manifest:full-path="Pictures/1000049900002E68000035051302AF63.svg" manifest:media-type="image/svg+xml"/>
  <manifest:file-entry manifest:full-path="Pictures/100000000000064000000640550C544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automatic-styles>
    <style:style style:name="P1" style:family="paragraph" style:parent-style-name="Standard">
      <style:paragraph-properties fo:line-height="115%" fo:text-align="center" style:justify-single-word="false"/>
      <style:text-properties fo:color="#355269" loext:opacity="100%" style:font-name="Roboto Slab1" officeooo:paragraph-rsid="000d91f6"/>
    </style:style>
    <style:style style:name="P2" style:family="paragraph">
      <loext:graphic-properties draw:fill="bitmap" draw:fill-image-name="Raphael_5f_Profile_5f_Picture_5f_small" style:repeat="stretch" draw:fill-image-ref-point-x="0%" draw:fill-image-ref-point-y="0%" draw:fill-image-ref-point="center"/>
    </style:style>
    <style:style style:name="P3" style:family="paragraph" style:parent-style-name="Standard">
      <style:paragraph-properties fo:line-height="115%" fo:text-align="center" style:justify-single-word="false"/>
      <style:text-properties fo:color="#666666" loext:opacity="100%" style:font-name="Roboto Slab1" fo:font-size="16pt" style:text-underline-style="none" fo:font-weight="bold" officeooo:rsid="000d91f6" officeooo:paragraph-rsid="000d91f6" style:font-weight-asian="bold" style:font-weight-complex="bold"/>
    </style:style>
    <style:style style:name="P4" style:family="paragraph" style:parent-style-name="Standard">
      <style:paragraph-properties fo:line-height="115%" fo:text-align="center" style:justify-single-word="false"/>
      <style:text-properties fo:color="#666666" loext:opacity="100%" style:font-name="Roboto Slab1" officeooo:paragraph-rsid="000d91f6"/>
    </style:style>
    <style:style style:name="P5" style:family="paragraph" style:parent-style-name="Standard">
      <style:paragraph-properties fo:line-height="115%" fo:text-align="center" style:justify-single-word="false"/>
      <style:text-properties fo:color="#666666" loext:opacity="100%" style:font-name="Roboto Slab1" officeooo:rsid="0012fdb5" officeooo:paragraph-rsid="0012fdb5"/>
    </style:style>
    <style:style style:name="P6" style:family="paragraph" style:parent-style-name="Standard">
      <style:paragraph-properties fo:line-height="115%" fo:text-align="start"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7" style:family="paragraph" style:parent-style-name="Standard">
      <style:paragraph-properties fo:line-height="115%" fo:text-align="start" style:justify-single-word="false"/>
      <style:text-properties fo:color="#355269" loext:opacity="100%" style:font-name="Roboto Slab1" fo:font-size="14pt" fo:font-weight="bold" officeooo:rsid="0020e946" officeooo:paragraph-rsid="0020e946" style:font-weight-asian="bold" style:font-weight-complex="bold"/>
    </style:style>
    <style:style style:name="P8"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9" style:family="paragraph" style:parent-style-name="Standard">
      <style:paragraph-properties fo:line-height="115%" fo:text-align="justify" style:justify-single-word="false"/>
      <style:text-properties fo:color="#355269" loext:opacity="100%" style:font-name="Roboto Slab1" fo:font-size="14pt" fo:font-weight="bold" officeooo:rsid="0020e946" officeooo:paragraph-rsid="0020e946" style:font-weight-asian="bold" style:font-weight-complex="bold"/>
    </style:style>
    <style:style style:name="P10" style:family="paragraph" style:parent-style-name="Standard" style:list-style-name="L1">
      <style:paragraph-properties fo:line-height="115%" fo:text-align="justify" style:justify-single-word="false"/>
      <style:text-properties fo:color="#666666" loext:opacity="100%" style:font-name="Roboto Slab1" fo:font-size="12pt" fo:font-weight="bold" officeooo:rsid="0020e946" officeooo:paragraph-rsid="0020e946" style:font-weight-asian="bold" style:font-weight-complex="bold"/>
    </style:style>
    <style:style style:name="P11" style:family="paragraph" style:parent-style-name="Standard" style:list-style-name="L1">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2" style:family="paragraph" style:parent-style-name="Standard" style:list-style-name="L2">
      <style:paragraph-properties fo:line-height="115%" fo:text-align="justify" style:justify-single-word="false"/>
      <style:text-properties fo:color="#666666" loext:opacity="100%" style:font-name="Roboto Slab1" fo:font-size="12pt" fo:font-weight="bold" officeooo:rsid="000d91f6" officeooo:paragraph-rsid="000d91f6" style:font-weight-asian="bold" style:font-weight-complex="bold"/>
    </style:style>
    <style:style style:name="P13" style:family="paragraph" style:parent-style-name="Standard" style:list-style-name="L2">
      <style:paragraph-properties fo:line-height="115%" fo:text-align="justify" style:justify-single-word="false"/>
      <style:text-properties fo:color="#666666" loext:opacity="100%" style:font-name="Roboto Slab1" fo:language="en" fo:country="US" fo:font-weight="bold" officeooo:paragraph-rsid="0020e946"/>
    </style:style>
    <style:style style:name="P14" style:family="paragraph" style:parent-style-name="Standard" style:list-style-name="L2">
      <style:paragraph-properties fo:line-height="115%" fo:text-align="justify" style:justify-single-word="false"/>
      <style:text-properties fo:color="#666666" loext:opacity="100%" style:font-name="Roboto Slab1" fo:language="en" fo:country="US" officeooo:paragraph-rsid="0020e946"/>
    </style:style>
    <style:style style:name="P15" style:family="paragraph" style:parent-style-name="Standard">
      <style:paragraph-properties fo:line-height="115%" fo:text-align="justify" style:justify-single-word="false"/>
      <style:text-properties fo:color="#666666" loext:opacity="100%" style:font-name="Roboto Slab1" fo:language="en" fo:country="US" officeooo:paragraph-rsid="0020e946"/>
    </style:style>
    <style:style style:name="P16" style:family="paragraph" style:parent-style-name="Standard" style:list-style-name="L2">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17" style:family="paragraph" style:parent-style-name="Standard">
      <style:paragraph-properties fo:line-height="115%" fo:text-align="justify" style:justify-single-word="false"/>
      <style:text-properties fo:color="#355269" loext:opacity="100%" style:font-name="Roboto Slab1" fo:font-size="14pt" fo:font-weight="bold" officeooo:rsid="000d91f6" officeooo:paragraph-rsid="000d91f6" style:font-weight-asian="bold" style:font-weight-complex="bold"/>
    </style:style>
    <style:style style:name="P18"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19"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26f094" officeooo:paragraph-rsid="0026f094" style:font-weight-asian="normal" style:font-weight-complex="normal"/>
    </style:style>
    <style:style style:name="P20" style:family="paragraph" style:parent-style-name="Standard">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21"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7aae5" officeooo:paragraph-rsid="0026f094" style:font-weight-asian="bold" style:font-weight-complex="bold"/>
    </style:style>
    <style:style style:name="P22"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3" style:family="paragraph" style:parent-style-name="Standard">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4" style:family="paragraph" style:parent-style-name="Standard" style:list-style-name="L3">
      <style:paragraph-properties fo:line-height="115%" fo:text-align="justify" style:justify-single-word="false"/>
      <style:text-properties fo:color="#666666" loext:opacity="100%" style:font-name="Roboto Slab1" fo:language="en" fo:country="US" fo:font-weight="bold" officeooo:paragraph-rsid="0020e946"/>
    </style:style>
    <style:style style:name="P25"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26"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1debfd" style:font-weight-asian="normal" style:font-weight-complex="normal"/>
    </style:style>
    <style:style style:name="P27" style:family="paragraph" style:parent-style-name="Standard" style:list-style-name="L4">
      <style:paragraph-properties fo:line-height="115%" fo:text-align="justify" style:justify-single-word="false"/>
      <style:text-properties fo:color="#666666" loext:opacity="100%" style:font-name="Roboto Slab1" fo:font-size="12pt" fo:language="en" fo:country="US" fo:font-weight="bold" officeooo:paragraph-rsid="0020e946"/>
    </style:style>
    <style:style style:name="P28" style:family="paragraph" style:parent-style-name="Standard" style:list-style-name="L4">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29" style:family="paragraph" style:parent-style-name="Standard">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30" style:family="paragraph" style:parent-style-name="Standard">
      <style:paragraph-properties fo:line-height="115%" fo:text-align="justify" style:justify-single-word="false"/>
      <style:text-properties fo:color="#666666" loext:opacity="100%" style:font-name="Roboto Slab1" fo:language="en" fo:country="US" fo:font-weight="normal" officeooo:paragraph-rsid="0020e946"/>
    </style:style>
    <style:style style:name="P31" style:family="paragraph" style:parent-style-name="Standard" style:list-style-name="L4">
      <style:paragraph-properties fo:line-height="115%" fo:text-align="justify" style:justify-single-word="false"/>
      <style:text-properties fo:color="#666666" loext:opacity="100%" style:font-name="Roboto Slab1" fo:language="en" fo:country="US" fo:font-weight="normal" officeooo:paragraph-rsid="0020e946"/>
    </style:style>
    <style:style style:name="P32" style:family="paragraph" style:parent-style-name="Standard" style:list-style-name="L5">
      <style:paragraph-properties fo:line-height="115%" fo:text-align="justify" style:justify-single-word="false"/>
      <style:text-properties fo:color="#666666" loext:opacity="100%" style:font-name="Roboto Slab1" fo:language="en" fo:country="US" fo:font-weight="bold" officeooo:paragraph-rsid="0020e946"/>
    </style:style>
    <style:style style:name="P33" style:family="paragraph" style:parent-style-name="Standard" style:list-style-name="L6">
      <style:paragraph-properties fo:line-height="115%" fo:text-align="justify" style:justify-single-word="false"/>
      <style:text-properties fo:color="#666666" loext:opacity="100%" style:font-name="Roboto Slab1" fo:language="en" fo:country="US" fo:font-weight="bold" officeooo:paragraph-rsid="0020e946"/>
    </style:style>
    <style:style style:name="P34" style:family="paragraph" style:parent-style-name="Standard" style:list-style-name="L6">
      <style:paragraph-properties fo:line-height="115%" fo:text-align="justify" style:justify-single-word="false"/>
      <style:text-properties fo:color="#666666" loext:opacity="100%" style:font-name="Roboto Slab" fo:font-weight="normal" officeooo:paragraph-rsid="0020e946"/>
    </style:style>
    <style:style style:name="P35" style:family="paragraph" style:parent-style-name="Standard" style:list-style-name="L6">
      <style:paragraph-properties fo:line-height="115%" fo:text-align="justify" style:justify-single-word="false"/>
      <style:text-properties fo:color="#666666" loext:opacity="100%" style:font-name="Roboto Slab1" fo:font-size="12pt" fo:language="en" fo:country="US" fo:font-weight="bold" officeooo:paragraph-rsid="0020e946"/>
    </style:style>
    <style:style style:name="T1" style:family="text">
      <style:text-properties fo:font-size="18pt" fo:font-weight="bold" officeooo:rsid="000d91f6" style:font-weight-asian="bold" style:font-weight-complex="bold"/>
    </style:style>
    <style:style style:name="T2" style:family="text">
      <style:text-properties officeooo:rsid="0020e946"/>
    </style:style>
    <style:style style:name="T3" style:family="text">
      <style:text-properties officeooo:rsid="001debfd"/>
    </style:style>
    <style:style style:name="T4" style:family="text">
      <style:text-properties style:font-name="Roboto Slab1" fo:font-size="12pt" style:text-underline-style="none" fo:font-weight="normal" officeooo:rsid="001debfd" style:font-weight-asian="normal" style:font-weight-complex="normal"/>
    </style:style>
    <style:style style:name="T5" style:family="text">
      <style:text-properties style:font-name="Roboto Slab1" fo:font-size="12pt" style:text-underline-style="none" fo:font-weight="normal" officeooo:rsid="001c78b0" style:font-weight-asian="normal" style:font-weight-complex="normal"/>
    </style:style>
    <style:style style:name="T6" style:family="text">
      <style:text-properties style:font-name="Roboto Slab1" fo:font-size="12pt" style:text-underline-style="none" fo:font-weight="normal" officeooo:rsid="000d91f6" style:font-weight-asian="normal" style:font-weight-complex="normal"/>
    </style:style>
    <style:style style:name="T7" style:family="text">
      <style:text-properties style:font-name="Roboto Slab1" fo:font-size="12pt" style:text-underline-style="none" fo:font-weight="normal" officeooo:rsid="0020e946" style:font-weight-asian="normal" style:font-weight-complex="normal"/>
    </style:style>
    <style:style style:name="T8" style:family="text">
      <style:text-properties style:font-name="Roboto Slab1" fo:font-size="12pt" style:text-underline-style="none" fo:font-weight="normal" style:font-weight-asian="normal" style:font-weight-complex="normal"/>
    </style:style>
    <style:style style:name="T9" style:family="text">
      <style:text-properties officeooo:rsid="0026f09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5257e"/>
    </style:style>
    <style:style style:name="T12" style:family="text">
      <style:text-properties fo:font-size="12pt"/>
    </style:style>
    <style:style style:name="T13" style:family="text">
      <style:text-properties fo:font-size="12pt" fo:font-weight="normal"/>
    </style:style>
    <style:style style:name="T14" style:family="text">
      <style:text-properties fo:font-size="12pt" style:font-weight-asian="bold" style:font-weight-complex="bold"/>
    </style:style>
    <style:style style:name="T15" style:family="text">
      <style:text-properties fo:font-size="12pt" fo:font-weight="normal" style:font-weight-asian="normal" style:font-weight-complex="normal"/>
    </style:style>
    <style:style style:name="T16" style:family="text">
      <style:text-properties fo:font-size="12pt" fo:font-weight="bold"/>
    </style:style>
    <style:style style:name="T17" style:family="text">
      <style:text-properties fo:font-size="12pt" fo:font-weight="bold" officeooo:rsid="00197689" style:font-weight-asian="normal" style:font-weight-complex="normal"/>
    </style:style>
    <style:style style:name="T18" style:family="text">
      <style:text-properties fo:font-size="12pt" fo:font-weight="normal" officeooo:rsid="00197689" style:font-weight-asian="normal" style:font-weight-complex="normal"/>
    </style:style>
    <style:style style:name="T19" style:family="text">
      <style:text-properties fo:font-size="12pt" fo:font-weight="bold" style:font-weight-asian="normal" style:font-weight-complex="normal"/>
    </style:style>
    <style:style style:name="T20" style:family="text">
      <style:text-properties fo:font-size="12pt" fo:font-weight="normal" officeooo:rsid="0025257e" style:font-weight-asian="normal" style:font-weight-complex="normal"/>
    </style:style>
    <style:style style:name="T21" style:family="text">
      <style:text-properties style:font-name="Roboto Slab1" fo:font-weight="normal" style:font-weight-asian="normal" style:font-weight-complex="normal"/>
    </style:style>
    <style:style style:name="T22" style:family="text">
      <style:text-properties style:font-name="Roboto Slab1" fo:font-weight="normal" officeooo:rsid="0026f094" style:font-weight-asian="normal" style:font-weight-complex="normal"/>
    </style:style>
    <style:style style:name="T23" style:family="text">
      <style:text-properties fo:font-weight="normal" style:font-weight-asian="normal" style:font-weight-complex="normal"/>
    </style:style>
    <style:style style:name="T24" style:family="text">
      <style:text-properties officeooo:rsid="002c405c"/>
    </style:style>
    <style:style style:name="T25" style:family="text">
      <style:text-properties officeooo:rsid="002bef2b"/>
    </style:style>
    <style:style style:name="T26" style:family="text">
      <style:text-properties officeooo:rsid="002a9b4b"/>
    </style:style>
    <style:style style:name="T27" style:family="text">
      <style:text-properties officeooo:rsid="000d91f6"/>
    </style:style>
    <style:style style:name="T28" style:family="text">
      <style:text-properties style:font-name="Roboto Slab1"/>
    </style:style>
    <style:style style:name="T29" style:family="text">
      <style:text-properties style:font-name="Roboto Slab1" officeooo:rsid="0020e946"/>
    </style:style>
    <style:style style:name="T30" style:family="text">
      <style:text-properties style:font-name="Roboto Slab1" officeooo:rsid="0025c30c"/>
    </style:style>
    <style:style style:name="T31" style:family="text">
      <style:text-properties style:font-name="Roboto Slab1" officeooo:rsid="001debfd"/>
    </style:style>
    <style:style style:name="T32" style:family="text">
      <style:text-properties fo:color="#666666" loext:opacity="100%" fo:font-size="12pt" fo:language="en" fo:country="US" fo:font-weight="normal"/>
    </style:style>
    <style:style style:name="T33" style:family="text">
      <style:text-properties style:font-weight-asian="bold" style:font-weight-complex="bold"/>
    </style:style>
    <style:style style:name="T34" style:family="text">
      <style:text-properties fo:font-size="12pt" officeooo:rsid="0020e946"/>
    </style:style>
    <style:style style:name="T35" style:family="text">
      <style:text-properties style:font-name="Roboto Slab1" fo:font-size="12pt" fo:language="en" fo:country="US"/>
    </style:style>
    <style:style style:name="T36" style:family="text">
      <style:text-properties fo:color="#666666" loext:opacity="100%" style:font-name="Roboto Slab1" fo:font-size="12pt" fo:language="en" fo:country="US"/>
    </style:style>
    <style:style style:name="T37" style:family="text">
      <style:text-properties style:font-name="Roboto Slab1" fo:language="en" fo:country="US"/>
    </style:style>
    <style:style style:name="T38" style:family="text">
      <style:text-properties fo:color="#666666" loext:opacity="100%" style:font-name="Roboto Slab1" fo:language="en" fo:country="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bitmap" draw:fill-image-name="Raphael_5f_Profile_5f_Picture_5f_small" style:repeat="stretch" draw:fill-image-ref-point-x="0%" draw:fill-image-ref-point-y="0%" draw:fill-image-ref-point="center" draw:textarea-horizontal-align="justify" draw:textarea-vertical-align="middle" draw:auto-grow-height="false" fo:min-height="1.609cm" fo:min-width="1.609cm" draw:shadow="visible" draw:shadow-offset-x="0cm" draw:shadow-offset-y="0cm" draw:shadow-opacity="25%" loext:shadow-blur="0.31cm"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6" draw:name="Shape 1" draw:style-name="gr1" draw:text-style-name="P2" svg:width="2.276cm" svg:height="2.276cm" svg:x="7.99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RAPHAEL BATISTA FONTÃO</text:span></text:p>
      <text:p text:style-name="P3">Fullstack <text:span text:style-name="T2">Mid-Senior </text:span><text:span text:style-name="T3">PHP/JavaScript </text:span><text:span text:style-name="T2">Developer</text:span></text:p>
      <text:p text:style-name="P4"><draw:frame draw:style-name="fr1" draw:name="Figura2" text:anchor-type="char" svg:x="0.041cm" svg:y="-0.021cm" svg:width="0.464cm" svg:height="0.529cm" draw:z-index="0"><draw:image xlink:href="Pictures/1000049900002E68000035051302AF63.svg" xlink:type="simple" xlink:show="embed" xlink:actuate="onLoad" draw:mime-type="image/svg+xml"/><draw:image xlink:href="Pictures/10000001000001C10000020125BA06C1.png" xlink:type="simple" xlink:show="embed" xlink:actuate="onLoad" draw:mime-type="image/png"/></draw:frame><text:span text:style-name="T4">+55 </text:span><text:a xlink:type="simple" xlink:href="https://api.whatsapp.com/send?phone=5511969286032" office:target-frame-name="_blank" xlink:show="new" text:style-name="Internet_20_link" text:visited-style-name="Visited_20_Internet_20_Link"><text:span text:style-name="T5">(11) 96928-6032 </text:span></text:a><text:span text:style-name="T6"><text:s text:c="9"/></text:span><draw:frame draw:style-name="fr1" draw:name="Figura3" text:anchor-type="char" svg:x="5.853cm" svg:y="0.058cm" svg:width="0.471cm" svg:height="0.471cm" draw:z-index="1"><draw:image xlink:href="Pictures/1000022600003505000035055587B4D9.svg" xlink:type="simple" xlink:show="embed" xlink:actuate="onLoad" draw:mime-type="image/svg+xml"/><draw:image xlink:href="Pictures/1000000100000201000002019FBE7EA8.png" xlink:type="simple" xlink:show="embed" xlink:actuate="onLoad" draw:mime-type="image/png"/></draw:frame><text:span text:style-name="T6"><text:s text:c="10"/></text:span><text:a xlink:type="simple" xlink:href="mailto:rbfraphael@gmail.com" office:target-frame-name="_blank" xlink:show="new" text:style-name="Internet_20_link" text:visited-style-name="Visited_20_Internet_20_Link"><text:span text:style-name="T6">rbfraphael@gmail.com</text:span></text:a><text:span text:style-name="T6"> <text:s text:c="17"/></text:span><draw:frame draw:style-name="fr1" draw:name="Figura4" text:anchor-type="char" svg:x="12.741cm" svg:y="0.071cm" svg:width="0.291cm" svg:height="0.388cm" draw:z-index="2"><draw:image xlink:href="Pictures/100001CB000027CA0000350509321FAF.svg" xlink:type="simple" xlink:show="embed" xlink:actuate="onLoad" draw:mime-type="image/svg+xml"/><draw:image xlink:href="Pictures/1000000100000181000002012A1E3071.png" xlink:type="simple" xlink:show="embed" xlink:actuate="onLoad" draw:mime-type="image/png"/></draw:frame><text:span text:style-name="T6"><text:s text:c="2"/>S</text:span><text:span text:style-name="T7">a</text:span><text:span text:style-name="T6">o Paulo – SP – </text:span><text:span text:style-name="T4">Bra</text:span><text:span text:style-name="T7">z</text:span><text:span text:style-name="T4">il</text:span></text:p>
      <text:p text:style-name="P5"><text:a xlink:type="simple" xlink:href="https://linkedin.com/in/rbfraphael" office:target-frame-name="_blank" xlink:show="new" text:style-name="Internet_20_link" text:visited-style-name="Visited_20_Internet_20_Link"><draw:frame draw:style-name="fr1" draw:name="Figura5" text:anchor-type="char" svg:x="-0.203cm" svg:y="0.053cm" svg:width="0.399cm" svg:height="0.455cm" draw:z-index="3"><draw:image xlink:href="Pictures/100002CB00002E68000035053320CA96.svg" xlink:type="simple" xlink:show="embed" xlink:actuate="onLoad" draw:mime-type="image/svg+xml"/><draw:image xlink:href="Pictures/10000001000001C10000020169F66BF6.png" xlink:type="simple" xlink:show="embed" xlink:actuate="onLoad" draw:mime-type="image/png"/></draw:frame><text:span text:style-name="T6">l</text:span><text:span text:style-name="T8">inkedin.com/in/rbfraphael</text:span></text:a><text:span text:style-name="T8"> <text:s text:c="19"/></text:span><draw:frame draw:style-name="fr1" draw:name="Figura6" text:anchor-type="char" svg:x="7.405cm" svg:y="0.123cm" svg:width="0.406cm" svg:height="0.42cm" draw:z-index="4"><draw:image xlink:href="Pictures/1000063B0000335E00003505A115685A.svg" xlink:type="simple" xlink:show="embed" xlink:actuate="onLoad" draw:mime-type="image/svg+xml"/><draw:image xlink:href="Pictures/10000001000001F100000201CABC9254.png" xlink:type="simple" xlink:show="embed" xlink:actuate="onLoad" draw:mime-type="image/png"/></draw:frame><text:a xlink:type="simple" xlink:href="https://github.com/rbfraphael" office:target-frame-name="_blank" xlink:show="new" text:style-name="Internet_20_link" text:visited-style-name="Visited_20_Internet_20_Link"><text:span text:style-name="T8">github.com/rbfraphael</text:span></text:a><text:span text:style-name="T8"> <text:s text:c="19"/></text:span><draw:frame draw:style-name="fr1" draw:name="Figura7" text:anchor-type="char" svg:x="13.944cm" svg:y="0.086cm" svg:width="0.46cm" svg:height="0.46cm" draw:z-index="5"><draw:image xlink:href="Pictures/100004F500003505000035059BB8D876.svg" xlink:type="simple" xlink:show="embed" xlink:actuate="onLoad" draw:mime-type="image/svg+xml"/><draw:image xlink:href="Pictures/100000010000020100000201E36D4190.png" xlink:type="simple" xlink:show="embed" xlink:actuate="onLoad" draw:mime-type="image/png"/></draw:frame><text:a xlink:type="simple" xlink:href="https://rbfraphael.com.br/" office:target-frame-name="_blank" xlink:show="new" text:style-name="Internet_20_link" text:visited-style-name="Visited_20_Internet_20_Link"><text:span text:style-name="T5">rbfraphael.com.br</text:span></text:a></text:p>
      <text:p text:style-name="P6"/>
      <text:p text:style-name="P7">PROFILE</text:p>
      <text:p text:style-name="P8"><text:tab/>I have <text:span text:style-name="T9">8</text:span> years of experience in programming. I started my journey in 2016 as a web developer intern, with an emphasis on PHP and WordPress. After that, I decided to evolve, which led me to a senior level of full-stack development, from <text:span text:style-name="T10">DevOps</text:span> with Docker, Linux, Apache, NGINX, and NodeJS, to <text:span text:style-name="T10">Back-End</text:span> with Laravel, WordPress, ExpressJS, MySQL, PostgreSQL, and MongoDB, <text:span text:style-name="T10">Front-End</text:span> with JavaScript/TypeScript, React, NextJS, Angular, <text:span text:style-name="T11">Svelte, SvelteKit, </text:span>Bootstrap, TailwindCSS, SASS, and jQuery, <text:span text:style-name="T10">Desktop</text:span> with JavaScript/TypeScript and ElectronJS, and, finally, <text:span text:style-name="T10">Mobile</text:span> with JavaScript, Ionic, and React Native.</text:p>
      <text:p text:style-name="P8"><text:tab/>I like to keep studying and evolving my knowledge, as well as my soft skills, focusing on staying updated with market-leading technologies. Also, I enjoy challenges that keep me engaged and excited in the projects I'm working on.</text:p>
      <text:p text:style-name="P8"/>
      <text:p text:style-name="P9">OBJECTIVES</text:p>
      <text:list text:style-name="L1">
        <text:list-item>
          <text:p text:style-name="P10">Positions</text:p>
          <text:list>
            <text:list-item>
              <text:p text:style-name="P11">Mid-level/Senior Full-Stack Developer; Mid-level/Senior Back-end Developer; Mid-level/Senior Front-End Developer; Mid-level/Senior Mobile Developer.</text:p>
            </text:list-item>
          </text:list>
        </text:list-item>
      </text:list>
      <text:p text:style-name="P8"/>
      <text:list text:continue-numbering="true" text:style-name="L1">
        <text:list-item>
          <text:p text:style-name="P10">Modality</text:p>
          <text:list>
            <text:list-item>
              <text:p text:style-name="P11">Remot<text:span text:style-name="T2">e</text:span> (Home Office)</text:p>
            </text:list-item>
          </text:list>
        </text:list-item>
      </text:list>
      <text:p text:style-name="P8"/>
      <text:p text:style-name="P9">SKILLS</text:p>
      <text:list text:style-name="L2">
        <text:list-item>
          <text:p text:style-name="P12">DevOps</text:p>
          <text:list>
            <text:list-item>
              <text:p text:style-name="P13"><text:span text:style-name="T12">Operating Systems: </text:span><text:span text:style-name="T13">Linux; Windows Server</text:span></text:p>
            </text:list-item>
            <text:list-item>
              <text:p text:style-name="P13"><text:span text:style-name="T12">Softwares: </text:span><text:span text:style-name="T13">Docker; Apache; NGINX; PHP-FPM; PHP-CGI; NodeJS</text:span></text:p>
            </text:list-item>
            <text:list-item>
              <text:p text:style-name="P13"><text:span text:style-name="T14">Services:</text:span><text:span text:style-name="T15"> Hostgator; Hostinger; Locaweb; Amazon AWS; Google GCP; Cloudflare; GitHub Actions</text:span></text:p>
            </text:list-item>
          </text:list>
        </text:list-item>
      </text:list>
      <text:p text:style-name="P8"/>
      <text:p text:style-name="P8"/>
      <text:p text:style-name="P8"/>
      <text:p text:style-name="P8"/>
      <text:list text:continue-numbering="true" text:style-name="L2">
        <text:list-item>
          <text:p text:style-name="P12"><text:soft-page-break/>Back-end</text:p>
          <text:list>
            <text:list-item>
              <text:p text:style-name="P14"><text:span text:style-name="T16">Databases:</text:span><text:span text:style-name="T13"> MySQL/MariaDB; PostgreSQL; MongoDB</text:span></text:p>
            </text:list-item>
            <text:list-item>
              <text:p text:style-name="P14"><text:span text:style-name="T16">Programming Languages:</text:span><text:span text:style-name="T13"> PHP; JavaScript; TypeScript</text:span></text:p>
            </text:list-item>
            <text:list-item>
              <text:p text:style-name="P14"><text:span text:style-name="T17">Frameworks, CMSs and Libraries:</text:span><text:span text:style-name="T18"> Laravel; CodeIgniter; Wordpress; ExpressJS; Prisma ORM</text:span></text:p>
            </text:list-item>
          </text:list>
        </text:list-item>
      </text:list>
      <text:p text:style-name="P15"><text:span text:style-name="T18"/></text:p>
      <text:list text:continue-numbering="true" text:style-name="L2">
        <text:list-item>
          <text:p text:style-name="P12">Front-end</text:p>
          <text:list>
            <text:list-item>
              <text:p text:style-name="P14"><text:span text:style-name="T16">Programming Languages:</text:span><text:span text:style-name="T13"> HTML; CSS; SASS; JavaScript; TypeScript</text:span></text:p>
            </text:list-item>
            <text:list-item>
              <text:p text:style-name="P14"><text:span text:style-name="T19">Frameworks and Libraries:</text:span><text:span text:style-name="T15"> React; NextJS; Angular; </text:span><text:span text:style-name="T20">Svelte; SvelteKit;</text:span><text:span text:style-name="T15"> jQuery; Bootstrap; TailwindCSS</text:span></text:p>
            </text:list-item>
          </text:list>
        </text:list-item>
      </text:list>
      <text:p text:style-name="P8"/>
      <text:list text:continue-numbering="true" text:style-name="L2">
        <text:list-item>
          <text:p text:style-name="P12">Desktop</text:p>
          <text:list>
            <text:list-item>
              <text:p text:style-name="P13"><text:span text:style-name="T12">Programming Languages: </text:span><text:span text:style-name="T13">HTML; CSS; SASS; JavaSript; TypeScript</text:span></text:p>
            </text:list-item>
            <text:list-item>
              <text:p text:style-name="P13"><text:span text:style-name="T12">Platforms: </text:span><text:span text:style-name="T13">Windows; macOS; Linux</text:span></text:p>
            </text:list-item>
            <text:list-item>
              <text:p text:style-name="P13"><text:span text:style-name="T14">Frameworks and Libraries:</text:span><text:span text:style-name="T15"> ElectronJS</text:span></text:p>
            </text:list-item>
          </text:list>
        </text:list-item>
      </text:list>
      <text:p text:style-name="P8"/>
      <text:list text:continue-numbering="true" text:style-name="L2">
        <text:list-item>
          <text:p text:style-name="P12">Mobile</text:p>
          <text:list>
            <text:list-item>
              <text:p text:style-name="P13"><text:span text:style-name="T12">Programming Languages: </text:span><text:span text:style-name="T13">HTML; CSS; SASS; JavaScript; TypeScript</text:span></text:p>
            </text:list-item>
            <text:list-item>
              <text:p text:style-name="P13"><text:span text:style-name="T12">Platforms: </text:span><text:span text:style-name="T13">Android; iOS</text:span></text:p>
            </text:list-item>
            <text:list-item>
              <text:p text:style-name="P13"><text:span text:style-name="T14">Frameworks and Libraries:</text:span><text:span text:style-name="T15"> Ionic; React-Native; Expo</text:span></text:p>
            </text:list-item>
          </text:list>
        </text:list-item>
      </text:list>
      <text:p text:style-name="P8"/>
      <text:list text:continue-numbering="true" text:style-name="L2">
        <text:list-item>
          <text:p text:style-name="P12">Complementar<text:span text:style-name="T2">y</text:span></text:p>
          <text:list>
            <text:list-item>
              <text:p text:style-name="P16">Multi-platform game development with Unity3D and C#</text:p>
            </text:list-item>
            <text:list-item>
              <text:p text:style-name="P16">Experience with Git and related platforms (such as GitHub, GitLab, BitBucket and Azure), and Gitflow directives</text:p>
            </text:list-item>
            <text:list-item>
              <text:p text:style-name="P16">Experience working with SCRUM</text:p>
            </text:list-item>
          </text:list>
        </text:list-item>
      </text:list>
      <text:p text:style-name="P8"/>
      <text:p text:style-name="P17">EXPERI<text:span text:style-name="T2">E</text:span>NC<text:span text:style-name="T2">E</text:span>S</text:p>
      <text:list text:style-name="L3">
        <text:list-item>
          <text:p text:style-name="P18"><text:span text:style-name="T9">Senior</text:span> Full-stack <text:span text:style-name="T9">Developer </text:span>– AvenueCode</text:p>
          <text:list>
            <text:list-item>
              <text:p text:style-name="P18"><text:a xlink:type="simple" xlink:href="http://www.avenuecode.com.br/" text:style-name="Internet_20_link" text:visited-style-name="Visited_20_Internet_20_Link"><text:span text:style-name="T21">www.avenuecode.com.br</text:span></text:a><text:span text:style-name="T21"> • </text:span><text:span text:style-name="T22">Since</text:span><text:span text:style-name="T21"> </text:span><text:span text:style-name="T22">August</text:span><text:span text:style-name="T21">/2024</text:span></text:p>
            </text:list-item>
            <text:list-item>
              <text:p text:style-name="P19">Working with development and mainenance of news websites and reference content, using PHP (Wordpress and Laravel) and JavaScript, about the mining market, remotely allocated on the EarthLabs Media Inc. client, located at Ontario, Canada, owner of mining.com, northernminer.com, canadianminingjournal.com and other related websites.</text:p>
            </text:list-item>
          </text:list>
        </text:list-item>
      </text:list>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list text:continue-numbering="true" text:style-name="L3">
        <text:list-item>
          <text:p text:style-name="P21"><text:soft-page-break/><text:span text:style-name="T9">Mid-Level</text:span><text:span text:style-name="T24"> Full-stack </text:span><text:span text:style-name="T9">Developer – </text:span><text:span text:style-name="T25">Freelancer/Temporary </text:span>– ShockIT</text:p>
          <text:list>
            <text:list-item>
              <text:p text:style-name="P22"><text:span text:style-name="T26">www.</text:span>shockit.com.br <text:span text:style-name="T27">• </text:span><text:span text:style-name="T9">Since</text:span> <text:span text:style-name="T9">April</text:span>/2024</text:p>
            </text:list-item>
            <text:list-item>
              <text:p text:style-name="P19">Fullstack development and maintenance of PHP/Laravel and TypeScript/NodeJS based back-end applications, and React with NextJS for front-end. Frequently in contact with teams from other projects, to help them in problem solving and discussion about development strategies. Sometimes development and maintenance of Wordpress based websites, mostly with Elementor or other visual-based builders.</text:p>
            </text:list-item>
          </text:list>
        </text:list-item>
      </text:list>
      <text:p text:style-name="P23"/>
      <text:list text:continue-numbering="true" text:style-name="L3">
        <text:list-item>
          <text:p text:style-name="P24">Mid-level Full-stack Developer – Newton Digital Intelligence</text:p>
          <text:list>
            <text:list-item>
              <text:p text:style-name="P25"><text:a xlink:type="simple" xlink:href="http://www.newton.ag/" text:style-name="Internet_20_link" text:visited-style-name="Visited_20_Internet_20_Link"><text:span text:style-name="T28">www.newton.ag</text:span></text:a><text:span text:style-name="T28"> • </text:span><text:span text:style-name="T29">From October</text:span><text:span text:style-name="T28">/2022 </text:span><text:span text:style-name="T30">to April/2024</text:span></text:p>
            </text:list-item>
            <text:list-item>
              <text:p text:style-name="P25">Development and maintenance of various applications for clients from different industries, such as food delivery and real estate developers/property management companies. Utilizing AWS for cloud services, Laravel and CodeIgniter for back-end, React, NextJS, HTML, CSS, and JavaScript for front-end, and Ionic, Angular, and React-Native for mobile applications. Occasionally, working with Wordpress for institutional website development.</text:p>
            </text:list-item>
          </text:list>
        </text:list-item>
      </text:list>
      <text:p text:style-name="P8"/>
      <text:list text:continue-numbering="true" text:style-name="L3">
        <text:list-item>
          <text:p text:style-name="P24">Mid-level Full-stack Web Developer – JMS Communication</text:p>
          <text:list>
            <text:list-item>
              <text:p text:style-name="P25"><text:a xlink:type="simple" xlink:href="http://www.jmscomunicacao.com.br/" text:style-name="Internet_20_link" text:visited-style-name="Visited_20_Internet_20_Link"><text:span text:style-name="T28">www.jmscomunicacao.com.br</text:span></text:a><text:span text:style-name="T28"> • </text:span><text:span text:style-name="T29">From</text:span><text:span text:style-name="T31"> </text:span><text:span text:style-name="T29">November</text:span><text:span text:style-name="T28">/2021 </text:span><text:span text:style-name="T29">to June</text:span><text:span text:style-name="T28">/2023</text:span></text:p>
            </text:list-item>
            <text:list-item>
              <text:p text:style-name="P25">Engaged in the development and maintenance of news websites, mostly Uol partners, using Wordpress and Laravel. Assisting in the DevOps management of robust infrastructures on AWS and DigitalOcean, including load balancers, redundancy servers, dedicated cache servers with Redis and Varnish, and MySQL and PostgreSQL database servers.</text:p>
            </text:list-item>
          </text:list>
        </text:list-item>
      </text:list>
      <text:p text:style-name="P8"/>
      <text:list text:continue-numbering="true" text:style-name="L3">
        <text:list-item>
          <text:p text:style-name="P24">Senior Full-stack Developer – 7COMm Informatics</text:p>
          <text:list>
            <text:list-item>
              <text:p text:style-name="P26"><text:a xlink:type="simple" xlink:href="https://www.7comm.com.br/" text:style-name="Internet_20_link" text:visited-style-name="Visited_20_Internet_20_Link"><text:span text:style-name="T28">www.7comm.com.br</text:span></text:a><text:span text:style-name="T28"> • </text:span><text:span text:style-name="T29">From</text:span><text:span text:style-name="T31"> </text:span><text:span text:style-name="T29">October</text:span><text:span text:style-name="T28">/2020 </text:span><text:span text:style-name="T29">to April</text:span><text:span text:style-name="T28">/2023</text:span></text:p>
            </text:list-item>
            <text:list-item>
              <text:p text:style-name="P26">Initially focused on improving the performance of PHP Wordpress websites, with a focus on reducing loading times and enhancing SEO. Involved in integrating Wordpress/WooCommerce online stores with clients' internal ERP systems. Also, participated in the front-end development using Angular and TypeScript in a 2-year project for a B2B insurance supplier's digital channel.</text:p>
            </text:list-item>
          </text:list>
        </text:list-item>
      </text:list>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24"><text:soft-page-break/>Junior → Mid-level Full-stack Web Developer – B-Young Social Media</text:p>
          <text:list>
            <text:list-item>
              <text:p text:style-name="P26"><text:a xlink:type="simple" xlink:href="https://www.b-young.me/" text:style-name="Internet_20_link" text:visited-style-name="Visited_20_Internet_20_Link"><text:span text:style-name="T28">www.b-young.me</text:span></text:a><text:span text:style-name="T28"> • </text:span><text:span text:style-name="T29">From</text:span><text:span text:style-name="T31"> </text:span><text:span text:style-name="T29">June</text:span><text:span text:style-name="T28">/2018 </text:span><text:span text:style-name="T29">to</text:span><text:span text:style-name="T31"> </text:span><text:span text:style-name="T29">November</text:span><text:span text:style-name="T28">/2021</text:span></text:p>
            </text:list-item>
            <text:list-item>
              <text:p text:style-name="P26">Development of digital advertising materials such as landing pages, HTML emails, corporate websites, blogs, and related content using Wordpress, HTML, CSS, JavaScript, jQuery, Bootstrap, and additional resources. Assisting in managing shared hosting servers for clients on cloud services like Hostgator, Hostinger, and GoDaddy. Control and management of a local NAS server, set up by me to meet internal file sharing needs. Full-stack web application development with Laravel and MySQL for back-end (APIs) and front-end with React and NextJS.</text:p>
            </text:list-item>
          </text:list>
        </text:list-item>
      </text:list>
      <text:p text:style-name="P8"/>
      <text:list text:continue-numbering="true" text:style-name="L3">
        <text:list-item>
          <text:p text:style-name="P24">Web Developer Intern – B-Young Social Media</text:p>
          <text:list>
            <text:list-item>
              <text:p text:style-name="P26"><text:a xlink:type="simple" xlink:href="https://www.b-young.me/" text:style-name="Internet_20_link" text:visited-style-name="Visited_20_Internet_20_Link"><text:span text:style-name="T28">www.b-young.me</text:span></text:a><text:span text:style-name="T28"> • </text:span><text:span text:style-name="T29">From</text:span><text:span text:style-name="T31"> </text:span><text:span text:style-name="T29">November</text:span><text:span text:style-name="T28">/2016 </text:span><text:span text:style-name="T29">to</text:span><text:span text:style-name="T28"> </text:span><text:span text:style-name="T29">June</text:span><text:span text:style-name="T28">/2018</text:span></text:p>
            </text:list-item>
            <text:list-item>
              <text:p text:style-name="P26">Development of digital advertising materials, such as landing pages, HTML emails, corporate websites, blogs, and related content using Wordpress, HTML, CSS, JavaScript, jQuery, Bootstrap, and additional resources.</text:p>
            </text:list-item>
          </text:list>
        </text:list-item>
      </text:list>
      <text:p text:style-name="P8"/>
      <text:list text:continue-numbering="true" text:style-name="L3">
        <text:list-item>
          <text:p text:style-name="P24">Human Resources Apprentice – TeleTech Brazil</text:p>
          <text:list>
            <text:list-item>
              <text:p text:style-name="P26"><text:a xlink:type="simple" xlink:href="https://www.ttecjobs.com/" text:style-name="Internet_20_link" text:visited-style-name="Visited_20_Internet_20_Link"><text:span text:style-name="T28">www.ttecjobs.com</text:span></text:a><text:span text:style-name="T28"> • </text:span><text:span text:style-name="T29">From</text:span><text:span text:style-name="T31"> </text:span><text:span text:style-name="T29">March</text:span><text:span text:style-name="T28">/2016 </text:span><text:span text:style-name="T29">to November</text:span><text:span text:style-name="T28">/2016</text:span></text:p>
            </text:list-item>
            <text:list-item>
              <text:p text:style-name="P26">Assisting in the organization of employee medical certificates and aiding in the management of employee admissions and dismissals through Oracle ERP Business Suite and TOTVS Protheus systems.</text:p>
            </text:list-item>
          </text:list>
        </text:list-item>
      </text:list>
      <text:p text:style-name="P9"/>
      <text:p text:style-name="P9">EDUCATION</text:p>
      <text:list text:style-name="L4">
        <text:list-item>
          <text:p text:style-name="P27">Post-graduation/Specialization <text:s/>in Digital Games Development</text:p>
          <text:list>
            <text:list-item>
              <text:p text:style-name="P28">Centro Universitário SENAC Santo Amaro</text:p>
            </text:list-item>
            <text:list-item>
              <text:p text:style-name="P28">From February/2020 to December/2021</text:p>
            </text:list-item>
          </text:list>
        </text:list-item>
      </text:list>
      <text:p text:style-name="P29"/>
      <text:list text:continue-numbering="true" text:style-name="L4">
        <text:list-item>
          <text:p text:style-name="P27">Graduation in Digital Games Development</text:p>
          <text:list>
            <text:list-item>
              <text:p text:style-name="P28">Centro Universitário SENAC Santo Amaro</text:p>
            </text:list-item>
            <text:list-item>
              <text:p text:style-name="P28">From February/2016 to June/2018</text:p>
            </text:list-item>
          </text:list>
        </text:list-item>
      </text:list>
      <text:p text:style-name="P30"><text:span text:style-name="T32"/></text:p>
      <text:list text:continue-numbering="true" text:style-name="L4">
        <text:list-item>
          <text:p text:style-name="P27">Technical Level in Games Development</text:p>
          <text:list>
            <text:list-item>
              <text:p text:style-name="P28">SENAC Nações Unidas</text:p>
            </text:list-item>
            <text:list-item>
              <text:p text:style-name="P31">From October/2014 to February/2016</text:p>
            </text:list-item>
          </text:list>
        </text:list-item>
      </text:list>
      <text:p text:style-name="P30"/>
      <text:p text:style-name="P9">LANGUAGES</text:p>
      <text:list text:style-name="L5">
        <text:list-item>
          <text:p text:style-name="P32"><text:span text:style-name="T12">Portuguese: </text:span><text:span text:style-name="T13">Native</text:span></text:p>
        </text:list-item>
        <text:list-item>
          <text:p text:style-name="P32"><text:span text:style-name="T33">English:</text:span><text:span text:style-name="T23"> Intermediate</text:span></text:p>
        </text:list-item>
      </text:list>
      <text:p text:style-name="P8"/>
      <text:p text:style-name="P8"/>
      <text:p text:style-name="P8"/>
      <text:p text:style-name="P17"><text:soft-page-break/>EXTRACURRICULAR</text:p>
      <text:list text:style-name="L6">
        <text:list-item>
          <text:p text:style-name="P33"><text:span text:style-name="T34">Complete </text:span><text:span text:style-name="T12">DOCKER– From Zero to Advanced (2023) – Udemy</text:span></text:p>
          <text:list>
            <text:list-item>
              <text:p text:style-name="P34"><text:span text:style-name="T35">Certificate: </text:span><text:a xlink:type="simple" xlink:href="https://ude.my/UC-6c0419af-bd27-41d6-954a-9c22c3697994" text:style-name="Internet_20_link" text:visited-style-name="Visited_20_Internet_20_Link"><text:span text:style-name="Internet_20_link"><text:span text:style-name="T36">ude.my/UC-6c0419af-bd27-41d6-954a-9c22c3697994</text:span></text:span></text:a></text:p>
            </text:list-item>
          </text:list>
        </text:list-item>
      </text:list>
      <text:p text:style-name="P30"><text:span text:style-name="T32"/></text:p>
      <text:list text:continue-numbering="true" text:style-name="L6">
        <text:list-item>
          <text:p text:style-name="P35">TypeScript from basic to advanced (with React, Express) – Udemy</text:p>
          <text:list>
            <text:list-item>
              <text:p text:style-name="P34"><text:span text:style-name="T37">Certificate: </text:span><text:a xlink:type="simple" xlink:href="https://ude.my/UC-3269c2bc-39c5-4bf7-8a38-d8b12ef9dac0/" text:style-name="Internet_20_link" text:visited-style-name="Visited_20_Internet_20_Link"><text:span text:style-name="Internet_20_link"><text:span text:style-name="T38">ude.my/UC-3269c2bc-39c5-4bf7-8a38-d8b12ef9dac0</text:span></text:span></text:a></text:p>
            </text:list-item>
          </text:list>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styles>
    <draw:fill-image draw:name="Raphael_5f_Profile_5f_Picture_5f_small" draw:display-name="Raphael_Profile_Picture_small" xlink:href="Pictures/100000000000064000000640550C544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Internet_20_link" style:display-name="Internet link" style:family="text">
      <style:text-properties fo:color="#666666"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3:08:11.890284014</meta:creation-date>
    <dc:date>2024-12-20T09:52:22.442336599</dc:date>
    <meta:editing-duration>PT3H29M47S</meta:editing-duration>
    <meta:editing-cycles>29</meta:editing-cycles>
    <meta:generator>LibreOffice/24.8.3.2$Linux_X86_64 LibreOffice_project/480$Build-2</meta:generator>
    <meta:print-date>2024-11-05T22:57:22.022963671</meta:print-date>
    <meta:printed-by>Arquivos PDF</meta:printed-by>
    <meta:document-statistic meta:table-count="0" meta:image-count="6" meta:object-count="0" meta:page-count="5" meta:paragraph-count="79" meta:word-count="892" meta:character-count="6675" meta:non-whitespace-character-count="5836"/>
  </office:meta>
</office:document-meta>
</file>